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SExtensionAttachment.toSAX( ContentHandler 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SExtensionAttachment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ExtensionAttachment.PSExtensionAttach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SExtensionAttachment.setContent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ExtensionAttachment.PSExtensionAttachment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ExtensionAttachm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ExtensionAttachment.getCateg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ExtensionAttachmen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